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C0000002703EBF7B90DDCCF8D.png" manifest:media-type="image/png"/>
  <manifest:file-entry manifest:full-path="Pictures/100002010000000D000000126708165D0D459773.png" manifest:media-type="image/png"/>
  <manifest:file-entry manifest:full-path="Pictures/10000201000007D0000004A9598CD1FA9D5186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horus" svg:font-family="'TeX Gyre Choru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draw:marker-start-width="0.252cm" draw:marker-end="Small_20_Arrow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TeX Gyre Chorus" fo:font-size="24pt"/>
    </style:style>
    <style:style style:name="P4" style:family="paragraph">
      <loext:graphic-properties draw:fill="none" draw:fill-color="#ffffff"/>
      <style:paragraph-properties fo:text-align="center"/>
      <style:text-properties style:font-name="TeX Gyre Chorus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8.862cm" svg:height="17.216cm" svg:x="0.4cm" svg:y="1.784cm">
          <draw:image xlink:href="Pictures/10000201000007D0000004A9598CD1FA9D518633.png" xlink:type="simple" xlink:show="embed" xlink:actuate="onLoad">
            <text:p/>
          </draw:image>
        </draw:frame>
        <draw:line draw:style-name="gr2" draw:text-style-name="P2" draw:layer="layout" svg:x1="1.6cm" svg:y1="18.3cm" svg:x2="28.1cm" svg:y2="18.3cm">
          <text:p/>
        </draw:line>
        <draw:line draw:style-name="gr2" draw:text-style-name="P2" draw:layer="layout" svg:x1="1.591cm" svg:y1="18.3cm" svg:x2="1.6cm" svg:y2="2.4cm">
          <text:p/>
        </draw:line>
        <draw:frame draw:style-name="gr3" draw:text-style-name="P4" draw:layer="layout" svg:width="10.8cm" svg:height="1.369cm" svg:x="9.6cm" svg:y="0.801cm">
          <draw:text-box>
            <text:p text:style-name="P3">_______________________</text:p>
          </draw:text-box>
        </draw:frame>
      </draw:page>
      <draw:page draw:name="page2" draw:style-name="dp1" draw:master-page-name="Predeterminado">
        <draw:frame draw:style-name="gr1" draw:text-style-name="P1" draw:layer="layout" svg:width="28.862cm" svg:height="17.216cm" svg:x="0.4cm" svg:y="1.784cm">
          <draw:image xlink:href="Pictures/10000201000007D0000004A9598CD1FA9D518633.png" xlink:type="simple" xlink:show="embed" xlink:actuate="onLoad">
            <text:p/>
          </draw:image>
        </draw:frame>
        <draw:line draw:style-name="gr2" draw:text-style-name="P2" draw:layer="layout" svg:x1="1.6cm" svg:y1="18.3cm" svg:x2="28.1cm" svg:y2="18.3cm">
          <text:p/>
        </draw:line>
        <draw:line draw:style-name="gr2" draw:text-style-name="P2" draw:layer="layout" svg:x1="1.591cm" svg:y1="18.3cm" svg:x2="1.6cm" svg:y2="2.4cm">
          <text:p/>
        </draw:line>
        <draw:frame draw:style-name="gr3" draw:text-style-name="P4" draw:layer="layout" svg:width="10.8cm" svg:height="1.369cm" svg:x="9.6cm" svg:y="0.8cm">
          <draw:text-box>
            <text:p text:style-name="P3">Diagrama tensión - deformación</text:p>
          </draw:text-box>
        </draw:frame>
        <draw:frame draw:style-name="gr1" draw:text-style-name="P1" draw:layer="layout" svg:width="4.31cm" svg:height="1.2cm" svg:x="1.5cm" svg:y="1cm">
          <draw:image xlink:href="Pictures/100002010000008C0000002703EBF7B90DDCCF8D.png" xlink:type="simple" xlink:show="embed" xlink:actuate="onLoad">
            <text:p/>
          </draw:image>
        </draw:frame>
        <draw:frame draw:style-name="gr1" draw:text-style-name="P1" draw:layer="layout" svg:width="0.506cm" svg:height="0.7cm" svg:x="27.542cm" svg:y="18.8cm">
          <draw:image xlink:href="Pictures/100002010000000D000000126708165D0D45977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horus" svg:font-family="'TeX Gyre Choru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9:45:41.602731749</meta:creation-date>
    <dc:date>2017-09-27T19:58:19.914887009</dc:date>
    <meta:editing-duration>PT12M38S</meta:editing-duration>
    <meta:editing-cycles>2</meta:editing-cycles>
    <meta:generator>LibreOffice/5.1.6.2$Linux_X86_64 LibreOffice_project/10m0$Build-2</meta:generator>
    <meta:document-statistic meta:object-count="10"/>
  </office:meta>
</office:document-meta>
</file>